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s:</text:p>
      <text:p text:style-name="Standard"/>
      <text:p text:style-name="Standard"><text:tab/>1 – dummy Thoughts machine;</text:p>
      <text:p text:style-name="Standard"><text:tab/>2 – map-framing</text:p>
      <text:p text:style-name="Standard"><text:tab/>3 – column stru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Light" svg:font-family="'Ubuntu Light'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FreeMono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FreeMon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Mono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2-12-29T06:12:53</meta:creation-date>
    <dc:date>2012-12-29T06:14:51</dc:date>
    <dc:creator>Simon </dc:creator>
    <meta:editing-duration>P0D</meta:editing-duration>
    <meta:editing-cycles>1</meta:editing-cycles>
    <meta:document-statistic meta:table-count="0" meta:image-count="0" meta:object-count="0" meta:page-count="1" meta:paragraph-count="4" meta:word-count="13" meta:character-count="71" meta:non-whitespace-character-count="59"/>
    <meta:generator>LibreOffice/3.5$Linux_X86_64 LibreOffice_project/350m1$Build-2</meta:generator>
  </office:meta>
</office:document-meta>
</file>